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ext-properties fo:color="#5B9BD5"/>
    </style:style>
    <style:style style:name="ce9" style:family="table-cell" style:parent-style-name="Default" style:data-style-name="N0">
      <style:text-properties fo:color="#BF8F00"/>
    </style:style>
    <style:style style:name="ce10" style:family="table-cell" style:parent-style-name="Default" style:data-style-name="N0">
      <style:text-properties fo: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80" table:style-name="ce1">
            <text:p>8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668" table:formula="of:=SUM([.F25];[.G25];[.H25];[.I25];[.J25];[.K25])" table:style-name="ce5">
            <text:p>66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180" table:formula="of:=120*1.5" table:style-name="ce6">
            <text:p>180</text:p>
          </table:table-cell>
          <table:table-cell table:style-name="ce1"/>
          <table:table-cell office:value-type="float" office:value="613" table:formula="of:=SUM([.F37];[.G37];[.H37];[.I37];[.J37];[.K37])" table:style-name="ce5">
            <text:p>6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550" table:formula="of:=SUM([.F60];[.G60];[.H60];[.I60];[.J60];[.K60])" table:style-name="ce5">
            <text:p>5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8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8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70" table:formula="of:=35*2" table:style-name="ce8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8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8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8">
            <text:p>120</text:p>
          </table:table-cell>
          <table:table-cell office:value-type="float" office:value="53" table:formula="of:=35*1.5+0.5" table:style-name="ce8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90" table:formula="of:=60*1.5" table:style-name="ce8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28" table:formula="of:=55/2+0.5" table:style-name="ce7">
            <text:p>28</text:p>
          </table:table-cell>
          <table:table-cell table:style-name="ce1"/>
          <table:table-cell office:value-type="float" office:value="583" table:formula="of:=SUM([.F97];[.G97];[.H97];[.I97];[.J97];[.K97])" table:style-name="ce5">
            <text:p>58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Norma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8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535" table:formula="of:=SUM([.F122];[.G122];[.H122];[.I122];[.J122];[.K122])" table:style-name="ce5">
            <text:p>5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8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8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8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office:value-type="float" office:value="85" table:style-name="ce1">
            <text:p>85</text:p>
          </table:table-cell>
          <table:table-cell office:value-type="float" office:value="125" table:style-name="ce1">
            <text:p>125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40" table:formula="of:=SUM([.F149];[.G149];[.H149];[.I149];[.J149];[.K149])" table:style-name="ce5">
            <text:p>54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515" table:formula="of:=SUM([.F154];[.G154];[.H154];[.I154];[.J154];[.K154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70" table:formula="of:=SUM([.F164];[.G164];[.H164];[.I164];[.J164];[.K164])" table:style-name="ce5">
            <text:p>6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Psy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Tauros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00" table:formula="of:=100*2" table:style-name="ce6">
            <text:p>20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610" table:formula="of:=SUM([.F193];[.G193];[.H193];[.I193];[.J193];[.K193])" table:style-name="ce5">
            <text:p>61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8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8">
            <text:p>210</text:p>
          </table:table-cell>
          <table:table-cell office:value-type="float" office:value="98" table:formula="of:=65*1.5+0.5" table:style-name="ce8">
            <text:p>9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160" table:formula="of:=80*2" table:style-name="ce8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22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8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13" table:formula="of:=85*2.5+0.5" table:style-name="ce9">
            <text:p>213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38" table:formula="of:=95*2.5+0.5" table:style-name="ce9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0">
            <text:p>92</text:p>
          </table:table-cell>
          <table:table-cell office:value-type="float" office:value="126" table:formula="of:=84*1.5" table:style-name="ce10">
            <text:p>126</text:p>
          </table:table-cell>
          <table:table-cell office:value-type="float" office:value="98" table:formula="of:=65*1.5+0.5" table:style-name="ce10">
            <text:p>98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number-columns-repeated="16371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0">
            <text:p>137</text:p>
          </table:table-cell>
          <table:table-cell office:value-type="float" office:value="201" table:formula="of:=134*1.5" table:style-name="ce10">
            <text:p>201</text:p>
          </table:table-cell>
          <table:table-cell office:value-type="float" office:value="143" table:formula="of:=95*1.5+0.5" table:style-name="ce10">
            <text:p>143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20" table:formula="of:=80*1.5" table:style-name="ce10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0">
            <text:p>162</text:p>
          </table:table-cell>
          <table:table-cell office:value-type="float" office:value="255" table:formula="of:=170*1.5" table:style-name="ce10">
            <text:p>255</text:p>
          </table:table-cell>
          <table:table-cell office:value-type="float" office:value="225" table:formula="of:=150*1.5" table:style-name="ce10">
            <text:p>225</text:p>
          </table:table-cell>
          <table:table-cell office:value-type="float" office:value="239" table:formula="of:=159*1.5+0.5" table:style-name="ce10">
            <text:p>239</text:p>
          </table:table-cell>
          <table:table-cell office:value-type="float" office:value="180" table:formula="of:=120*1.5" table:style-name="ce10">
            <text:p>180</text:p>
          </table:table-cell>
          <table:table-cell office:value-type="float" office:value="180" table:formula="of:=120*1.5" table:style-name="ce10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9">
            <text:p>318</text:p>
          </table:table-cell>
          <table:table-cell office:value-type="float" office:value="380" table:formula="of:=190*2" table:style-name="ce9">
            <text:p>380</text:p>
          </table:table-cell>
          <table:table-cell office:value-type="float" office:value="200" table:formula="of:=100*2" table:style-name="ce9">
            <text:p>200</text:p>
          </table:table-cell>
          <table:table-cell office:value-type="float" office:value="388" table:formula="of:=194*2" table:style-name="ce9">
            <text:p>388</text:p>
          </table:table-cell>
          <table:table-cell office:value-type="float" office:value="240" table:formula="of:=120*2" table:style-name="ce9">
            <text:p>240</text:p>
          </table:table-cell>
          <table:table-cell office:value-type="float" office:value="280" table:formula="of:=140*2" table:style-name="ce9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string" table:style-name="ce12">
            <text:p>Mew</text:p>
          </table:table-cell>
          <table:table-cell table:style-name="ce12"/>
          <table:table-cell office:value-type="string" table:style-name="ce12">
            <text:p>Psy / Fée</text:p>
          </table:table-cell>
          <table:table-cell table:style-name="ce12"/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table:style-name="ce12"/>
          <table:table-cell office:value-type="float" office:value="3000" table:formula="of:=SUM([.F231];[.G231];[.H231];[.I231];[.J231];[.K231])" table:style-name="ce14">
            <text:p>3000</text:p>
          </table:table-cell>
          <table:table-cell table:number-columns-repeated="16371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4.788079470198682" table:formula="of:=AVERAGE([.F2:.F231])" table:style-name="ce1">
            <text:p>84.78807947</text:p>
          </table:table-cell>
          <table:table-cell office:value-type="float" office:value="106.86092715231788" table:formula="of:=AVERAGE([.G2:.G231])" table:style-name="ce1">
            <text:p>106.8609272</text:p>
          </table:table-cell>
          <table:table-cell office:value-type="float" office:value="96.993377483443709" table:formula="of:=AVERAGE([.H2:.H231])" table:style-name="ce1">
            <text:p>96.99337748</text:p>
          </table:table-cell>
          <table:table-cell office:value-type="float" office:value="90.867549668874176" table:formula="of:=AVERAGE([.I2:.I231])" table:style-name="ce1">
            <text:p>90.86754967</text:p>
          </table:table-cell>
          <table:table-cell office:value-type="float" office:value="83.668874172185426" table:formula="of:=AVERAGE([.J2:.J231])" table:style-name="ce1">
            <text:p>83.66887417</text:p>
          </table:table-cell>
          <table:table-cell office:value-type="float" office:value="83.721854304635755" table:formula="of:=AVERAGE([.K2:.K231])" table:style-name="ce1">
            <text:p>83.7218543</text:p>
          </table:table-cell>
          <table:table-cell table:style-name="ce1"/>
          <table:table-cell office:value-type="float" office:value="546.9006622516556" table:formula="of:=AVERAGE([.M2:.M231])" table:style-name="ce1">
            <text:p>546.9006623</text:p>
          </table:table-cell>
          <table:table-cell table:number-columns-repeated="16371"/>
        </table:table-row>
        <table:table-row table:number-rows-repeated="10483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7T08:35:47Z</meta:creation-date>
    <dc:date>2022-03-17T13:34:11Z</dc:date>
    <meta:editing-duration>PT0S</meta:editing-duration>
  </office:meta>
</office:document-meta>
</file>